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4.202cm"/>
    </style:style>
    <style:style style:name="co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22" style:family="table-cell" style:parent-style-name="Default" style:data-style-name="N108">
      <style:table-cell-properties fo:background-color="#81d41a" fo:border="0.74pt solid #000000"/>
    </style:style>
    <style:style style:name="ce3" style:family="table-cell" style:parent-style-name="Default" style:data-style-name="N108"/>
    <style:style style:name="ce21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27"/>
    <style:style style:name="ce11" style:family="table-cell" style:parent-style-name="Default" style:data-style-name="N11"/>
    <style:style style:name="ce17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29"/>
    <style:style style:name="ce6" style:family="table-cell" style:parent-style-name="Default" style:data-style-name="N129">
      <style:map style:condition="cell-content()&gt;[.$F$2]" style:apply-style-name="Bad" style:base-cell-address="MP6004.F4"/>
    </style:style>
    <style:style style:name="ce7" style:family="table-cell" style:parent-style-name="Default" style:data-style-name="N108">
      <style:map style:condition="cell-content()&lt;0.000003" style:apply-style-name="Bad" style:base-cell-address="MP6004.F7"/>
    </style:style>
    <style:style style:name="ce8" style:family="table-cell" style:parent-style-name="Default" style:data-style-name="N108">
      <style:map style:condition="cell-content()&gt;200000" style:apply-style-name="Bad" style:base-cell-address="MP6004.F10"/>
    </style:style>
    <style:style style:name="ce9" style:family="table-cell" style:parent-style-name="Default" style:data-style-name="N2">
      <style:text-properties style:use-window-font-color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"/>
    <style:style style:name="ce24" style:family="table-cell" style:parent-style-name="Default" style:data-style-name="N128"/>
    <style:style style:name="ce25" style:family="table-cell" style:parent-style-name="Default" style:data-style-name="N121"/>
    <style:style style:name="ce26" style:family="table-cell" style:parent-style-name="Default" style:data-style-name="N121">
      <style:map style:condition="cell-content-is-not-between([.D2],[.E2])" style:apply-style-name="Bad" style:base-cell-address="si34061.C2"/>
    </style:style>
    <style:style style:name="ce27" style:family="table-cell" style:parent-style-name="Default" style:data-style-name="N121">
      <style:map style:condition="cell-content-is-not-between([.D3],[.E3])" style:apply-style-name="Bad" style:base-cell-address="si34061.C3"/>
    </style:style>
    <style:style style:name="ce28" style:family="table-cell" style:parent-style-name="Default" style:data-style-name="N121">
      <style:map style:condition="cell-content-is-not-between([.D4],[.E4])" style:apply-style-name="Bad" style:base-cell-address="si34061.C4"/>
    </style:style>
    <style:style style:name="ce29" style:family="table-cell" style:parent-style-name="Default" style:data-style-name="N121">
      <style:map style:condition="cell-content-is-not-between(0.25,0.5)" style:apply-style-name="Bad" style:base-cell-address="si34061.E20"/>
    </style:style>
    <style:style style:name="ce30" style:family="table-cell" style:parent-style-name="Default" style:data-style-name="N121">
      <style:map style:condition="cell-content()&gt;=[.$B$26]" style:apply-style-name="Bad" style:base-cell-address="si34061.E24"/>
    </style:style>
    <style:style style:name="ce43" style:family="table-cell" style:parent-style-name="Default" style:data-style-name="N108">
      <style:table-cell-properties fo:background-color="#81d41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P6004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MP6004 method</text:p>
          </table:table-cell>
          <table:covered-table-cell table:style-name="Default"/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_pk_max</text:p>
          </table:table-cell>
          <table:table-cell table:style-name="ce5" table:formula="of:=2700/[.B16]/1.01" office:value-type="float" office:value="2.67326732673267" calcext:value-type="float">
            <text:p>2.673E+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max</text:p>
          </table:table-cell>
          <table:table-cell table:style-name="ce11" table:formula="of:=([.F3]+[.B4])*[.B11]/(([.F3]+[.B4])*[.B11]+[.B3])" office:value-type="percentage" office:value="0.456966796431245" calcext:value-type="percentage">
            <text:p>45.70%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_1</text:p>
          </table:table-cell>
          <table:table-cell table:formula="of:=1.99*([.B20]+[.B19])/[.B20]*[.B12]/[.B13]-[.B4]" office:value-type="float" office:value="5.03161290322581" calcext:value-type="float">
            <text:p>5.03E+0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Isec rms max</text:p>
          </table:table-cell>
          <table:table-cell table:style-name="ce17" table:formula="of:=[.F4]*[.B11]*SQRT((1-[.K2])/3)" office:value-type="float" office:value="5.98876675227655" calcext:value-type="float">
            <text:p>5.99E+00</text:p>
          </table:table-cell>
        </table:table-row>
        <table:table-row table:style-name="ro1">
          <table:table-cell office:value-type="string" calcext:value-type="string">
            <text:p>Vd_max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lim</text:p>
          </table:table-cell>
          <table:table-cell table:style-name="ce6" table:formula="of:=100/([.B22]/1000)+[.B2]*0.18/([.B14]*1000000)" office:value-type="float" office:value="2.64093446601942" calcext:value-type="float">
            <text:p>2.641E+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te : un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_min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cc</text:p>
          </table:table-cell>
          <table:table-cell table:formula="of:=[.B13]/[.B12]*([.F3]+[.B4])-[.B5]" office:value-type="float" office:value="11.5332258064516" calcext:value-type="float">
            <text:p>11.53E+0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LX 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on</text:p>
          </table:table-cell>
          <table:table-cell table:formula="of:=[.F4]*[.B14]/[.B3]" office:value-type="float" office:value="0.00000342607714510627" calcext:value-type="float">
            <text:p>3.43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hms</text:p>
          </table:table-cell>
          <table:table-cell/>
          <table:table-cell office:value-type="string" calcext:value-type="string">
            <text:p>Tcon</text:p>
          </table:table-cell>
          <table:table-cell table:style-name="ce7" table:formula="of:=[.B12]*[.F4]*[.B14]/([.B11]*([.F3]+[.B4]))" office:value-type="float" office:value="0.00000407135411655819" calcext:value-type="float">
            <text:p>4.07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delay</text:p>
          </table:table-cell>
          <table:table-cell table:formula="of:=0.0000005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Transformer PA3855.002</text:p>
          </table:table-cell>
          <table:table-cell table:number-columns-repeated="3"/>
          <table:table-cell office:value-type="string" calcext:value-type="string">
            <text:p>Fsw_max</text:p>
          </table:table-cell>
          <table:table-cell table:style-name="ce8" table:formula="of:=1/([.F6]+[.F7]+[.F8])" office:value-type="float" office:value="125040.149428165" calcext:value-type="float">
            <text:p>125.04E+03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33" calcext:value-type="float">
            <text:p>5.33</text:p>
          </table:table-cell>
          <table:table-cell table:number-columns-repeated="2"/>
          <table:table-cell office:value-type="string" calcext:value-type="string">
            <text:p>Pout_max</text:p>
          </table:table-cell>
          <table:table-cell table:formula="of:=0.5*[.B14]*[.F4]^2*[.F10]*[.F3]/([.F3]+[.B4])" office:value-type="float" office:value="18.0281192411869" calcext:value-type="float">
            <text:p>18.03E+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fter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ut available</text:p>
          </table:table-cell>
          <table:table-cell table:formula="of:=[.F11]*[.F3]/([.F3]+[.B4])" office:value-type="float" office:value="15.5283341942698" calcext:value-type="float">
            <text:p>15.53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out_max</text:p>
          </table:table-cell>
          <table:table-cell table:style-name="ce9" table:formula="of:=[.F11]/([.F3]+[.B4])" office:value-type="float" office:value="3.08615437890989" calcext:value-type="float">
            <text:p>3.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.3A mea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p</text:p>
          </table:table-cell>
          <table:table-cell table:style-name="ce2" office:value-type="float" office:value="0.000048" calcext:value-type="float">
            <text:p>48.0E-0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in min</text:p>
          </table:table-cell>
          <table:table-cell table:formula="of:=0.5*[.F4]*[.F6]/0.2" office:value-type="float" office:value="0.0000226201130393814" calcext:value-type="float">
            <text:p>22.62E-06</text:p>
          </table:table-cell>
          <table:table-cell/>
          <table:table-cell office:value-type="string" calcext:value-type="string">
            <text:p>200e-3 V max. 802.3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lk</text:p>
          </table:table-cell>
          <table:table-cell table:style-name="ce2" office:value-type="float" office:value="0.00000067" calcext:value-type="float">
            <text:p>670.0E-0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Vpp_out</text:p>
          </table:table-cell>
          <table:table-cell table:formula="of:=0.5*[.B11]*[.F4]*[.F7]/([.B12]*[.B25])" office:value-type="float" office:value="0.0609671449512479" calcext:value-type="float">
            <text:p>60.97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sn</text:p>
          </table:table-cell>
          <table:table-cell table:formula="of:=0.5*[.B15]*[.F4]^2*[.F10]" office:value-type="float" office:value="0.292152454904605" calcext:value-type="float">
            <text:p>292.15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edback</text:p>
          </table:table-cell>
          <table:table-cell table:number-columns-repeated="3"/>
          <table:table-cell office:value-type="string" calcext:value-type="string">
            <text:p>Vsn max</text:p>
          </table:table-cell>
          <table:table-cell table:style-name="Default" table:formula="of:=[.B6]-[.B2]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float" office:value="60400" calcext:value-type="float">
            <text:p>60.4E+03</text:p>
          </table:table-cell>
          <table:table-cell table:number-columns-repeated="2"/>
          <table:table-cell office:value-type="string" calcext:value-type="string">
            <text:p>Rsn max</text:p>
          </table:table-cell>
          <table:table-cell table:formula="of:=[.F18]^2/[.F17]" office:value-type="float" office:value="29604.4063803062" calcext:value-type="float">
            <text:p>29.60E+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float" office:value="12400" calcext:value-type="float">
            <text:p>12.4E+03</text:p>
          </table:table-cell>
          <table:table-cell table:number-columns-repeated="2"/>
          <table:table-cell office:value-type="string" calcext:value-type="string">
            <text:p>Vsn real</text:p>
          </table:table-cell>
          <table:table-cell table:formula="of:=SQRT([.F17]*[.B27])" office:value-type="float" office:value="78.5138000512468" calcext:value-type="float">
            <text:p>78.51E+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_limit</text:p>
          </table:table-cell>
          <table:table-cell table:style-name="ce2"/>
          <table:table-cell table:number-columns-repeated="2"/>
          <table:table-cell office:value-type="string" calcext:value-type="string">
            <text:p>Csn min</text:p>
          </table:table-cell>
          <table:table-cell table:formula="of:=[.F20]/([.B27]*[.B28]*[.F18]*[.F10])" office:value-type="float" office:value="0.00000000319986097438" calcext:value-type="float">
            <text:p>3.20E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41200" calcext:value-type="float">
            <text:p>41.2E+03</text:p>
          </table:table-cell>
          <table:table-cell table:number-columns-repeated="2"/>
          <table:table-cell office:value-type="string" calcext:value-type="string">
            <text:p>dVsn real</text:p>
          </table:table-cell>
          <table:table-cell table:formula="of:=[.F20]/([.B27]*[.B29]*[.F10])" office:value-type="float" office:value="0.991956902056736" calcext:value-type="float">
            <text:p>991.96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ipple</text:p>
          </table:table-cell>
          <table:table-cell table:style-name="ce2"/>
          <table:table-cell table:number-columns-repeated="2"/>
          <table:table-cell office:value-type="string" calcext:value-type="string">
            <text:p>d_Isn</text:p>
          </table:table-cell>
          <table:table-cell table:formula="of:=-([.F20]-[.B11]*([.F3]+[.B4]))/[.B15]" office:value-type="float" office:value="-70713437.7269452" calcext:value-type="float">
            <text:p>-70.71E+06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Isn_max</text:p>
          </table:table-cell>
          <table:table-cell table:style-name="Default" table:formula="of:=-[.F23]*[.B30]" office:value-type="float" office:value="2.82853750907781" calcext:value-type="float">
            <text:p>2.82853750907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t</text:p>
          </table:table-cell>
          <table:table-cell table:style-name="ce2" office:value-type="float" office:value="0.00047" calcext:value-type="float">
            <text:p>470.0E-0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nubber</text:p>
          </table:table-cell>
          <table:table-cell table:style-name="ce2"/>
          <table:table-cell table:number-columns-repeated="2"/>
          <table:table-cell office:value-type="string" calcext:value-type="string">
            <text:p>D pri</text:p>
          </table:table-cell>
          <table:table-cell table:style-name="ce11" table:formula="of:=[.F6]/([.F6]+[.F7]+[.F8])" office:value-type="percentage" office:value="0.428397198176508" calcext:value-type="percentage">
            <text:p>42.8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n</text:p>
          </table:table-cell>
          <table:table-cell table:style-name="ce2" table:formula="of:=42200/2" office:value-type="float" office:value="21100" calcext:value-type="float">
            <text:p>21.1E+03</text:p>
          </table:table-cell>
          <table:table-cell table:number-columns-repeated="2"/>
          <table:table-cell office:value-type="string" calcext:value-type="string">
            <text:p>Iprms</text:p>
          </table:table-cell>
          <table:table-cell table:formula="of:=[.F4]*SQRT([.F26]/3)" office:value-type="float" office:value="0.997976484351592" calcext:value-type="float">
            <text:p>997.98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 ripple max</text:p>
          </table:table-cell>
          <table:table-cell table:style-name="ce11" office:value-type="percentage" office:value="0.1" calcext:value-type="percentage">
            <text:p>10.00%</text:p>
          </table:table-cell>
          <table:table-cell table:number-columns-repeated="2"/>
          <table:table-cell office:value-type="string" calcext:value-type="string">
            <text:p>Pfet cond</text:p>
          </table:table-cell>
          <table:table-cell table:formula="of:=[.F27]^2*[.B7]" office:value-type="float" office:value="0.796765650655011" calcext:value-type="float">
            <text:p>796.77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(derated)</text:p>
          </table:table-cell>
          <table:table-cell table:style-name="ce2" office:value-type="float" office:value="0.00000003" calcext:value-type="float">
            <text:p>30.0E-0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fet sw</text:p>
          </table:table-cell>
          <table:table-cell table:formula="of:=0.25*(0.00000001/1)*[.F10]*[.F4]*[.B7]*[.F27]" office:value-type="float" office:value="0.000659109258352657" calcext:value-type="float">
            <text:p>659.11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_rise_I_out_meas</text:p>
          </table:table-cell>
          <table:table-cell table:style-name="ce17" office:value-type="float" office:value="0.00000004" calcext:value-type="float">
            <text:p>40.00E-09</text:p>
          </table:table-cell>
          <table:table-cell table:number-columns-repeated="2"/>
          <table:table-cell office:value-type="string" calcext:value-type="string">
            <text:p>Dsec</text:p>
          </table:table-cell>
          <table:table-cell table:style-name="ce11" table:formula="of:=[.F7]/([.F6]+[.F7]+[.F8])" office:value-type="percentage" office:value="0.509082727109409" calcext:value-type="percentage">
            <text:p>50.9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min</text:p>
          </table:table-cell>
          <table:table-cell table:formula="of:=1/([.B27]*[.F10]*0.05)" office:value-type="float" office:value="0.00000000758050356556" calcext:value-type="float">
            <text:p>7.58050356555871E-09</text:p>
          </table:table-cell>
          <table:table-cell table:number-columns-repeated="2"/>
          <table:table-cell office:value-type="string" calcext:value-type="string">
            <text:p>Isec_rms</text:p>
          </table:table-cell>
          <table:table-cell table:formula="of:=[.F4]*[.B11]*SQRT(([.F30])/3)" office:value-type="float" office:value="5.79853639086282" calcext:value-type="float">
            <text:p>5.80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flected</text:p>
          </table:table-cell>
          <table:table-cell table:formula="of:=([.F3]+[.B4])*[.B11]" office:value-type="float" office:value="31.1357967741936" calcext:value-type="float">
            <text:p>31.14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v_diode_min</text:p>
          </table:table-cell>
          <table:table-cell table:formula="of:=([.F3]+[.B2]*[.B12]/[.B11])*1.4" office:value-type="float" office:value="22.0161154753979" calcext:value-type="float">
            <text:p>22.0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rms_meas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I_diode_min</text:p>
          </table:table-cell>
          <table:table-cell table:formula="of:=1.3*[.F31]" office:value-type="float" office:value="7.53809730812167" calcext:value-type="float">
            <text:p>7.54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_mea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([.F4]^2*[.B11]^2*[.F7]*[.F10]/3)-([.F11]/([.F3]+[.B4]))^2)" office:value-type="float" office:value="4.9090401735671" calcext:value-type="float">
            <text:p>4.9090401735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n_rms</text:p>
          </table:table-cell>
          <table:table-cell table:formula="of:=[.B37]/[.B36]/50"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[.F4]^2*[.B11]^2*[.F7]*[.F10]/3-3^2)" office:value-type="float" office:value="4.9621592352685" calcext:value-type="float">
            <text:p>4.96215923526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out rm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4]^2*[.K2]/3-([.F11]/([.B3]*[.B11]))^2)" office:value-type="float" office:value="1.02665480685964" calcext:value-type="float">
            <text:p>1.026654806859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27]^2-([.F11]/[.B3])^2)" office:value-type="float" office:value="0.870946579711231" calcext:value-type="float">
            <text:p>0.870946579711231</text:p>
          </table:table-cell>
          <table:table-cell table:number-columns-repeated="5"/>
        </table:table-row>
        <calcext:conditional-formats>
          <calcext:conditional-format calcext:target-range-address="MP6004.F4:MP6004.F4">
            <calcext:condition calcext:apply-style-name="Bad" calcext:value="&gt;[.$F$2]" calcext:base-cell-address="MP6004.F4"/>
          </calcext:conditional-format>
          <calcext:conditional-format calcext:target-range-address="MP6004.F7:MP6004.F7">
            <calcext:condition calcext:apply-style-name="Bad" calcext:value="&lt;0.000003" calcext:base-cell-address="MP6004.F7"/>
          </calcext:conditional-format>
          <calcext:conditional-format calcext:target-range-address="MP6004.F10:MP6004.F10">
            <calcext:condition calcext:apply-style-name="Bad" calcext:value="&gt;200000" calcext:base-cell-address="MP6004.F10"/>
          </calcext:conditional-format>
        </calcext:conditional-formats>
      </table:table>
      <table:table table:name="si34061" table:style-name="ta1">
        <table:table-column table:style-name="co5" table:default-cell-style-name="Default"/>
        <table:table-column table:style-name="co8" table:default-cell-style-name="Default"/>
        <table:table-column table:style-name="co1" table:default-cell-style-name="ce25"/>
        <table:table-column table:style-name="co9" table:default-cell-style-name="ce25"/>
        <table:table-column table:style-name="co1" table:default-cell-style-name="ce25"/>
        <table:table-column table:style-name="co1" table:number-columns-repeated="2" table:default-cell-style-name="Default"/>
        <table:table-row table:style-name="ro1">
          <table:table-cell table:style-name="ce34" office:value-type="string" calcext:value-type="string">
            <text:p>Rclass</text:p>
          </table:table-cell>
          <table:table-cell office:value-type="string" calcext:value-type="string">
            <text:p>Value (Ohms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in (1%)</text:p>
          </table:table-cell>
          <table:table-cell office:value-type="string" calcext:value-type="string">
            <text:p>Imax (1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formula="of:=[.B4]" office:value-type="float" office:value="31.6" calcext:value-type="float">
            <text:p>31.6</text:p>
          </table:table-cell>
          <table:table-cell table:style-name="ce26" table:formula="of:=1.35/(([.B2] + [.B3] + [.B4]) * 5100 / ([.B2] + [.B3] + [.B4] + 5100))" office:value-type="float" office:value="0.0173533134772897" calcext:value-type="float">
            <text:p>0.0174</text:p>
          </table:table-cell>
          <table:table-cell table:formula="of:=0.017 * 1.014142" office:value-type="float" office:value="0.017240414" calcext:value-type="float">
            <text:p>0.0172</text:p>
          </table:table-cell>
          <table:table-cell table:formula="of:=0.02 / 1.014142" office:value-type="float" office:value="0.0197211041451789" calcext:value-type="float">
            <text:p>0.0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formula="of:=[.B4]/2" office:value-type="float" office:value="15.8" calcext:value-type="float">
            <text:p>15.8</text:p>
          </table:table-cell>
          <table:table-cell table:style-name="ce27" table:formula="of:=1.35/(([.B3] + [.B4]) * 5100/([.B3] + [.B4] + 5100))" office:value-type="float" office:value="0.0287457185405808" calcext:value-type="float">
            <text:p>0.0287</text:p>
          </table:table-cell>
          <table:table-cell table:formula="of:=0.026 * 1.014142" office:value-type="float" office:value="0.026367692" calcext:value-type="float">
            <text:p>0.0264</text:p>
          </table:table-cell>
          <table:table-cell table:formula="of:=0.03 / 1.014142" office:value-type="float" office:value="0.0295816562177683" calcext:value-type="float">
            <text:p>0.0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1.6" calcext:value-type="float">
            <text:p>31.6</text:p>
          </table:table-cell>
          <table:table-cell table:style-name="ce28" table:formula="of:=1.35/(([.B4] * 5100) / ([.B4]+5100))" office:value-type="float" office:value="0.0429862248696947" calcext:value-type="float">
            <text:p>0.0430</text:p>
          </table:table-cell>
          <table:table-cell table:formula="of:=0.036 * 1.014142" office:value-type="float" office:value="0.036509112" calcext:value-type="float">
            <text:p>0.0365</text:p>
          </table:table-cell>
          <table:table-cell table:formula="of:=0.044 / 1.014142" office:value-type="float" office:value="0.0433864291193935" calcext:value-type="float">
            <text:p>0.043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4" office:value-type="string" calcext:value-type="string">
            <text:p>R_IS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table:formula="of:=0.27/[.B7]" office:value-type="float" office:value="0.75" calcext:value-type="float">
            <text:p>0.75</text:p>
          </table:table-cell>
          <table:table-cell office:value-type="string" calcext:value-type="string">
            <text:p>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_R</text:p>
          </table:table-cell>
          <table:table-cell table:formula="of:=[.B7]*[.B8]^2" office:value-type="float" office:value="0.2025" calcext:value-type="float">
            <text:p>0.2025</text:p>
          </table:table-cell>
          <table:table-cell office:value-type="string" calcext:value-type="string">
            <text:p>Wat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4" office:value-type="string" calcext:value-type="string">
            <text:p>Rfre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formula="of:=20000/[.B12]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DC-DC design</text:p>
          </table:table-cell>
          <table:table-cell office:value-type="string" calcext:value-type="string">
            <text:p>https://ro.mouser.com/pdfDocs/an1130-si3404-06x-dg.pdf</text:p>
          </table:table-cell>
          <table:table-cell table:number-columns-repeated="5"/>
        </table:table-row>
        <table:table-row table:style-name="ro1">
          <table:table-cell table:style-name="ce34"/>
          <table:table-cell table:number-columns-repeated="6"/>
        </table:table-row>
        <table:table-row table:style-name="ro1">
          <table:table-cell table:style-name="ce34" office:value-type="string" calcext:value-type="string">
            <text:p>INPUTS</text:p>
          </table:table-cell>
          <table:table-cell table:number-columns-repeated="2"/>
          <table:table-cell office:value-type="string" calcext:value-type="string">
            <text:p>OUTPUTS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p</text:p>
          </table:table-cell>
          <table:table-cell table:style-name="ce17" office:value-type="float" office:value="6.67" calcext:value-type="float">
            <text:p>6.67E+00</text:p>
          </table:table-cell>
          <table:table-cell table:style-name="Default"/>
          <table:table-cell office:value-type="string" calcext:value-type="string">
            <text:p>Kr</text:p>
          </table:table-cell>
          <table:table-cell table:style-name="ce29" table:formula="of:=([.B27]*[.B29])^2/ (2 * [.B30] * [.B31] * [.B23])" office:value-type="float" office:value="28.22265625" calcext:value-type="float">
            <text:p>28.2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</text:p>
          </table:table-cell>
          <table:table-cell table:style-name="ce17" office:value-type="float" office:value="1" calcext:value-type="float">
            <text:p>1.00E+00</text:p>
          </table:table-cell>
          <table:table-cell table:style-name="Default"/>
          <table:table-cell office:value-type="string" calcext:value-type="string">
            <text:p>Fsw real</text:p>
          </table:table-cell>
          <table:table-cell table:style-name="ce24" table:formula="of:=MIN([.B31]; [.B31]/[.E20])" office:value-type="float" office:value="7086.50519031142" calcext:value-type="float">
            <text:p>7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table:style-name="ce17" office:value-type="float" office:value="2" calcext:value-type="float">
            <text:p>2.00E+00</text:p>
          </table:table-cell>
          <table:table-cell table:style-name="Default"/>
          <table:table-cell office:value-type="string" calcext:value-type="string">
            <text:p>I_RDC</text:p>
          </table:table-cell>
          <table:table-cell table:formula="of:=[.B30]/([.B27]*[.B29])" office:value-type="float" office:value="0.0235294117647059" calcext:value-type="float">
            <text:p>0.0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p</text:p>
          </table:table-cell>
          <table:table-cell table:style-name="ce17" office:value-type="float" office:value="0.00008" calcext:value-type="float">
            <text:p>80.00E-06</text:p>
          </table:table-cell>
          <table:table-cell table:style-name="Default" office:value-type="string" calcext:value-type="string">
            <text:p>H</text:p>
          </table:table-cell>
          <table:table-cell office:value-type="string" calcext:value-type="string">
            <text:p>delta_I</text:p>
          </table:table-cell>
          <table:table-cell table:formula="of:=[.B27]*[.B29]/([.B23]*[.B31])" office:value-type="float" office:value="1.328125" calcext:value-type="float">
            <text:p>1.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lk</text:p>
          </table:table-cell>
          <table:table-cell table:style-name="ce17" office:value-type="float" office:value="0.0000015" calcext:value-type="float">
            <text:p>1.50E-06</text:p>
          </table:table-cell>
          <table:table-cell table:style-name="Default" office:value-type="string" calcext:value-type="string">
            <text:p>H</text:p>
          </table:table-cell>
          <table:table-cell office:value-type="string" calcext:value-type="string">
            <text:p>I_Fet_peak</text:p>
          </table:table-cell>
          <table:table-cell table:style-name="ce30" table:formula="of:=MAX([.E22]+[.E23]/2; [.E23])" office:value-type="float" office:value="1.328125" calcext:value-type="float">
            <text:p>1.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table:style-name="ce17" office:value-type="float" office:value="1250" calcext:value-type="float">
            <text:p>1.25E+03</text:p>
          </table:table-cell>
          <table:table-cell table:style-name="Default"/>
          <table:table-cell office:value-type="string" calcext:value-type="string">
            <text:p>I_FET_RMS</text:p>
          </table:table-cell>
          <table:table-cell table:formula="of:=SQRT((3 * [.E22]^2 + ([.E23]/2)^2) * [.B29]/3)" office:value-type="float" office:value="0.271612439442744" calcext:value-type="float">
            <text:p>0.271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Ipeak</text:p>
          </table:table-cell>
          <table:table-cell table:style-name="ce17" table:formula="of:=2700/[.B25]" office:value-type="float" office:value="2.16" calcext:value-type="float">
            <text:p>2.16E+00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P_leak</text:p>
          </table:table-cell>
          <table:table-cell table:formula="of:=0.5*[.B24]*[.E24]^2*[.B31]" office:value-type="float" office:value="0.26458740234375" calcext:value-type="float">
            <text:p>0.264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ut</text:p>
          </table:table-cell>
          <table:table-cell table:formula="of:=[.B35]*(1+[.B36]/[.B37])" office:value-type="float" office:value="5" calcext:value-type="float">
            <text:p>5.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f</text:p>
          </table:table-cell>
          <table:table-cell table:formula="of:=[.B20]/[.B21]*[.E27]" office:value-type="float" office:value="33.35" calcext:value-type="float">
            <text:p>33.350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C max</text:p>
          </table:table-cell>
          <table:table-cell table:style-name="ce23" office:value-type="percentage" office:value="0.5" calcext:value-type="percentage">
            <text:p>50%</text:p>
          </table:table-cell>
          <table:table-cell/>
          <table:table-cell office:value-type="string" calcext:value-type="string">
            <text:p>P_clamp_max</text:p>
          </table:table-cell>
          <table:table-cell table:formula="of:=[.E26]*(1+[.E28]/[.B32])" office:value-type="float" office:value="0.338120651245117" calcext:value-type="float">
            <text:p>0.3381</text:p>
          </table:table-cell>
          <table:table-cell office:value-type="string" calcext:value-type="string">
            <text:p>Ohms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clamp_max</text:p>
          </table:table-cell>
          <table:table-cell table:style-name="ce17" table:formula="of:=2*([.B32]-[.B28])*([.E28]+[.B32]) / ([.B24]*[.E24]^2*[.B31])" office:value-type="float" office:value="36513.643183391" calcext:value-type="float">
            <text:p>36.51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w</text:p>
          </table:table-cell>
          <table:table-cell table:style-name="ce24" office:value-type="float" office:value="200000" calcext:value-type="float">
            <text:p>200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_Clamp_min</text:p>
          </table:table-cell>
          <table:table-cell table:style-name="ce17" table:formula="of:=1/([.E30]*[.B31]*0.05)" office:value-type="float" office:value="0.00000000273870233923" calcext:value-type="float">
            <text:p>2.74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S_MAX (SWO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4" office:value-type="string" calcext:value-type="string">
            <text:p>Feedback (incomplete)</text:p>
          </table:table-cell>
          <table:table-cell office:value-type="string" calcext:value-type="string">
            <text:p>https://www.ti.com/lit/an/slua671/slua671.pdf?ts=1670448064802</text:p>
          </table:table-cell>
          <table:table-cell table:number-columns-repeated="4"/>
          <table:table-cell office:value-type="string" calcext:value-type="string">
            <text:p>https://cbasso.pagesperso-orange.fr/Downloads/PPTs/Chris%20Basso%20APEC%20seminar%202010.pdf</text:p>
          </table:table-cell>
        </table:table-row>
        <table:table-row table:style-name="ro1">
          <table:table-cell office:value-type="string" calcext:value-type="string">
            <text:p>Output ref voltage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RLED_max</text:p>
          </table:table-cell>
          <table:table-cell table:formula="of:=([.E27]-[.B39]-[.B35]) / ([.B40]-[.B41] + 0.001 * [.B43]*[.B38]) * [.B43] * [.B38]" office:value-type="float" office:value="776.649746192893" calcext:value-type="float">
            <text:p>776.6497</text:p>
          </table:table-cell>
          <table:table-cell office:value-type="string" calcext:value-type="string">
            <text:p>Ohms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string" calcext:value-type="string">
            <text:p>Gmid</text:p>
          </table:table-cell>
          <table:table-cell table:formula="of:=[.B37]/[.B36]*([.B38]/[.B42])*[.B43]" office:value-type="float" office:value="5.1" calcext:value-type="float">
            <text:p>5.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string" calcext:value-type="string">
            <text:p>Rcomp2</text:p>
          </table:table-cell>
          <table:table-cell table:formula="of:=[.E36]*[.B36]*[.B42]/([.B38]*[.B43])" office:value-type="float" office:value="12400" calcext:value-type="float">
            <text:p>12400.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llup</text:p>
          </table:table-cell>
          <table:table-cell office:value-type="float" office:value="5100" calcext:value-type="float">
            <text:p>5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E SAT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ED re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i34061.C2:si34061.C2">
            <calcext:condition calcext:apply-style-name="Bad" calcext:value="not-between([.D2],[.E2])" calcext:base-cell-address="si34061.C2"/>
          </calcext:conditional-format>
          <calcext:conditional-format calcext:target-range-address="si34061.C4:si34061.C4">
            <calcext:condition calcext:apply-style-name="Bad" calcext:value="not-between([.D4],[.E4])" calcext:base-cell-address="si34061.C4"/>
          </calcext:conditional-format>
          <calcext:conditional-format calcext:target-range-address="si34061.C3:si34061.C3">
            <calcext:condition calcext:apply-style-name="Bad" calcext:value="not-between([.D3],[.E3])" calcext:base-cell-address="si34061.C3"/>
          </calcext:conditional-format>
          <calcext:conditional-format calcext:target-range-address="si34061.E20:si34061.E20">
            <calcext:condition calcext:apply-style-name="Bad" calcext:value="not-between(0.25,0.5)" calcext:base-cell-address="si34061.E20"/>
          </calcext:conditional-format>
          <calcext:conditional-format calcext:target-range-address="si34061.E24:si34061.E24">
            <calcext:condition calcext:apply-style-name="Bad" calcext:value="&gt;=[.$B$26]" calcext:base-cell-address="si34061.E24"/>
          </calcext:conditional-format>
        </calcext:conditional-formats>
      </table:table>
      <table:table table:name="Crystal" table:style-name="ta1"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ystal load capaci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Trace capacit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MCU pin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ad capacitor</text:p>
          </table:table-cell>
          <table:table-cell table:formula="of:=2*([.B1]-[.B2]-[.B3])" office:value-type="float" office:value="6" calcext:value-type="float">
            <text:p>6</text:p>
          </table:table-cell>
          <table:table-cell/>
        </table:table-row>
      </table:table>
      <table:table table:name="RC snubber" table:style-name="ta1">
        <table:table-column table:style-name="co7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office:value-type="string" calcext:value-type="string">
            <text:p>Original oscillation frequency</text:p>
          </table:table-cell>
          <table:table-cell office:value-type="float" office:value="70000000" calcext:value-type="float">
            <text:p>70.00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Added capacitor value</text:p>
          </table:table-cell>
          <table:table-cell office:value-type="float" office:value="0.000000001" calcext:value-type="float">
            <text:p>1.00E-0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New oscillation frequency</text:p>
          </table:table-cell>
          <table:table-cell office:value-type="float" office:value="36700000" calcext:value-type="float">
            <text:p>36.70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Frequency shift ratio</text:p>
          </table:table-cell>
          <table:table-cell table:style-name="ce43" table:formula="of:=[.B1]/[.B3]" office:value-type="float" office:value="1.90735694822888" calcext:value-type="float">
            <text:p>1.91E+00</text:p>
          </table:table-cell>
          <table:table-cell/>
        </table:table-row>
        <table:table-row table:style-name="ro1">
          <table:table-cell office:value-type="string" calcext:value-type="string">
            <text:p>Circuit parasitic capaticance</text:p>
          </table:table-cell>
          <table:table-cell table:style-name="ce43" table:formula="of:=[.B2]/([.B4]^2-1)" office:value-type="float" office:value="0.00000000037907354402" calcext:value-type="float">
            <text:p>379.07E-12</text:p>
          </table:table-cell>
          <table:table-cell/>
        </table:table-row>
        <table:table-row table:style-name="ro1">
          <table:table-cell office:value-type="string" calcext:value-type="string">
            <text:p>Circuit parasitic inductance</text:p>
          </table:table-cell>
          <table:table-cell table:style-name="ce43" table:formula="of:=([.B4]^2-1)/((2*PI()*[.B1])^2*[.B2])" office:value-type="float" office:value="0.00000001363705863028" calcext:value-type="float">
            <text:p>13.64E-09</text:p>
          </table:table-cell>
          <table:table-cell/>
        </table:table-row>
        <table:table-row table:style-name="ro1">
          <table:table-cell office:value-type="string" calcext:value-type="string">
            <text:p>Base snubber cap value</text:p>
          </table:table-cell>
          <table:table-cell table:style-name="ce43" table:formula="of:=3*[.B5]" office:value-type="float" office:value="0.00000000113722063207" calcext:value-type="float">
            <text:p>1.14E-09</text:p>
          </table:table-cell>
          <table:table-cell office:value-type="string" calcext:value-type="string">
            <text:p>Close enough!</text:p>
          </table:table-cell>
        </table:table-row>
        <table:table-row table:style-name="ro1">
          <table:table-cell office:value-type="string" calcext:value-type="string">
            <text:p>Final capacitor</text:p>
          </table:table-cell>
          <table:table-cell table:formula="of:=[.B2]" office:value-type="float" office:value="0.000000001" calcext:value-type="float">
            <text:p>1.00E-09</text:p>
          </table:table-cell>
          <table:table-cell/>
        </table:table-row>
        <table:table-row table:style-name="ro1">
          <table:table-cell office:value-type="string" calcext:value-type="string">
            <text:p>Final resistor</text:p>
          </table:table-cell>
          <table:table-cell table:style-name="ce43" table:formula="of:=SQRT([.B6]/[.B8])" office:value-type="float" office:value="3.69283883080256" calcext:value-type="float">
            <text:p>3.69E+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ed 3.33, 4.54, 5 Ohms. Best value is 5 Ohms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https://e2e.ti.com/blogs_/b/powerhouse/posts/calculate-an-r-c-snubber-in-seven-steps</text:p>
          </table:table-cell>
          <table:table-cell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XFMR quick ref" table:style-name="ta1">
        <table:table-column table:style-name="co1" table:default-cell-style-name="Default"/>
        <table:table-column table:style-name="co1" table:default-cell-style-name="ce17"/>
        <table:table-row table:style-name="ro1">
          <table:table-cell table:style-name="ce34" office:value-type="string" calcext:value-type="string">
            <text:p>PA3855.002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33" calcext:value-type="float">
            <text:p>5.33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48" calcext:value-type="float">
            <text:p>48.0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67" calcext:value-type="float">
            <text:p>67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000" calcext:value-type="float">
            <text:p>1.00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7]" office:value-type="float" office:value="2.7" calcext:value-type="float">
            <text:p>2.70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3519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4" calcext:value-type="float">
            <text:p>4.00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735" calcext:value-type="float">
            <text:p>73.5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6" calcext:value-type="float">
            <text:p>60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570.5" calcext:value-type="float">
            <text:p>1.57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16]" office:value-type="float" office:value="1.71919770773639" calcext:value-type="float">
            <text:p>1.72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1269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5" calcext:value-type="float">
            <text:p>5.50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3.75" calcext:value-type="float">
            <text:p>3.75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774" calcext:value-type="float">
            <text:p>77.4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8" calcext:value-type="float">
            <text:p>80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804.2" calcext:value-type="float">
            <text:p>1.80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25]" office:value-type="float" office:value="1.49650814765547" calcext:value-type="float">
            <text:p>1.50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3855.001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8" calcext:value-type="float">
            <text:p>8.00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3" calcext:value-type="float">
            <text:p>3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54" calcext:value-type="float">
            <text:p>54.0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67" calcext:value-type="float">
            <text:p>67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125" calcext:value-type="float">
            <text:p>1.13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34]" office:value-type="float" office:value="2.4" calcext:value-type="float">
            <text:p>2.40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5130.002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6.67" calcext:value-type="float">
            <text:p>6.67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8" calcext:value-type="float">
            <text:p>80.0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15" calcext:value-type="float">
            <text:p>1.50E-06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250" calcext:value-type="float">
            <text:p>1.25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43]" office:value-type="float" office:value="2.16" calcext:value-type="float">
            <text:p>2.16E+00</text:p>
          </table:table-cell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2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29" number:title="User-defined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8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27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6">
      <number:number number:decimal-places="1" number:min-decimal-places="1" number:min-integer-digits="1"/>
    </number:number-style>
    <number:currency-style style:name="N125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2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25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0P0"/>
    </number:currency-style>
    <number:number-style style:name="N123">
      <number:number number:decimal-places="3" number:min-decimal-places="3" number:min-integer-digits="1"/>
    </number:number-style>
    <number:number-style style:name="N111">
      <number:number number:decimal-places="12" number:min-decimal-places="12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13P0"/>
    </number:currency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number:number-style style:name="N121">
      <number:number number:decimal-places="4" number:min-decimal-places="4"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4:14:04.950781388</meta:creation-date>
    <meta:generator>LibreOffice/7.4.2.3$Linux_X86_64 LibreOffice_project/40$Build-3</meta:generator>
    <dc:date>2022-12-19T15:12:49.160036797</dc:date>
    <meta:editing-duration>P1DT3H6M44S</meta:editing-duration>
    <meta:editing-cycles>86</meta:editing-cycles>
    <meta:document-statistic meta:table-count="5" meta:cell-count="393" meta:object-count="0"/>
  </office:meta>
</office:document-meta>
</file>